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break-before="page" table:align="right"/>
    </style:style>
    <style:style style:name="Table1.A" style:family="table-column">
      <style:table-column-properties style:column-width="1.8757in"/>
    </style:style>
    <style:style style:name="Table1.B" style:family="table-column">
      <style:table-column-properties style:column-width="5.0542in"/>
    </style:style>
    <style:style style:name="P1" style:family="paragraph" style:parent-style-name="Preformatted_20_Text">
      <style:paragraph-properties fo:text-align="end" style:justify-single-word="false"/>
      <style:text-properties style:font-name="Liberation Sans"/>
    </style:style>
    <style:style style:name="P2" style:family="paragraph" style:parent-style-name="Preformatted_20_Text">
      <style:paragraph-properties fo:text-align="start" style:justify-single-word="false"/>
      <style:text-properties style:font-name="Liberation Sans"/>
    </style:style>
    <style:style style:name="P3" style:family="paragraph" style:parent-style-name="Preformatted_20_Text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Arrow Keys</text:p>
          </table:table-cell>
          <table:table-cell office:value-type="string">
            <text:p text:style-name="P5"/>
          </table:table-cell>
        </table:table-row>
        <table:table-row table:style-name="TableLine94850665190720">
          <table:table-cell office:value-type="string">
            <text:p text:style-name="P1"><text:s text:c="2"/>Down </text:p>
          </table:table-cell>
          <table:table-cell office:value-type="string">
            <text:p text:style-name="P2">Select string below (TAB only)</text:p>
          </table:table-cell>
        </table:table-row>
        <table:table-row table:style-name="TableLine94850665190720">
          <table:table-cell office:value-type="string">
            <text:p text:style-name="P1"><text:s text:c="3"/>End </text:p>
          </table:table-cell>
          <table:table-cell office:value-type="string">
            <text:p text:style-name="P2">Player seek to end <text:s text:c="11"/></text:p>
          </table:table-cell>
        </table:table-row>
        <table:table-row table:style-name="TableLine94850665190720">
          <table:table-cell office:value-type="string">
            <text:p text:style-name="P1"><text:s text:c="2"/>Home </text:p>
          </table:table-cell>
          <table:table-cell office:value-type="string">
            <text:p text:style-name="P2">Player seek to begin <text:s text:c="9"/></text:p>
          </table:table-cell>
        </table:table-row>
        <table:table-row table:style-name="TableLine94850665190720">
          <table:table-cell office:value-type="string">
            <text:p text:style-name="P1"><text:s text:c="2"/>Left </text:p>
          </table:table-cell>
          <table:table-cell office:value-type="string">
            <text:p text:style-name="P2">Play previous chord <text:s text:c="10"/></text:p>
          </table:table-cell>
        </table:table-row>
        <table:table-row table:style-name="TableLine94850665190720">
          <table:table-cell office:value-type="string">
            <text:p text:style-name="P1">PgDown </text:p>
          </table:table-cell>
          <table:table-cell office:value-type="string">
            <text:p text:style-name="P2">Page: Next <text:s text:c="19"/></text:p>
          </table:table-cell>
        </table:table-row>
        <table:table-row table:style-name="TableLine94850665190720">
          <table:table-cell office:value-type="string">
            <text:p text:style-name="P1"><text:s text:c="2"/>PgUp </text:p>
          </table:table-cell>
          <table:table-cell office:value-type="string">
            <text:p text:style-name="P2">Page: Previous <text:s text:c="15"/></text:p>
          </table:table-cell>
        </table:table-row>
        <table:table-row table:style-name="TableLine94850665190720">
          <table:table-cell office:value-type="string">
            <text:p text:style-name="P1"><text:s/>Right </text:p>
          </table:table-cell>
          <table:table-cell office:value-type="string">
            <text:p text:style-name="P2">Play next chord <text:s text:c="14"/></text:p>
          </table:table-cell>
        </table:table-row>
        <table:table-row table:style-name="TableLine94850665190720">
          <table:table-cell office:value-type="string">
            <text:p text:style-name="P1"><text:s text:c="4"/>Up </text:p>
          </table:table-cell>
          <table:table-cell office:value-type="string">
            <text:p text:style-name="P2">Select string above (TAB only)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Misc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Backspace </text:p>
          </table:table-cell>
          <table:table-cell office:value-type="string">
            <text:p text:style-name="P2">Backspace <text:s text:c="20"/></text:p>
          </table:table-cell>
        </table:table-row>
        <table:table-row table:style-name="TableLine94850665190720">
          <table:table-cell office:value-type="string">
            <text:p text:style-name="P1"><text:s text:c="7"/>Del </text:p>
          </table:table-cell>
          <table:table-cell office:value-type="string">
            <text:p text:style-name="P2">Delete <text:s text:c="23"/></text:p>
          </table:table-cell>
        </table:table-row>
        <table:table-row table:style-name="TableLine94850665190720">
          <table:table-cell office:value-type="string">
            <text:p text:style-name="P1"><text:s text:c="7"/>Esc </text:p>
          </table:table-cell>
          <table:table-cell office:value-type="string">
            <text:p text:style-name="P2">Escape <text:s text:c="23"/></text:p>
          </table:table-cell>
        </table:table-row>
        <table:table-row table:style-name="TableLine94850665190720">
          <table:table-cell office:value-type="string">
            <text:p text:style-name="P1"><text:s text:c="7"/>Ins </text:p>
          </table:table-cell>
          <table:table-cell office:value-type="string">
            <text:p text:style-name="P2">Insert one measure <text:s text:c="11"/></text:p>
          </table:table-cell>
        </table:table-row>
        <table:table-row table:style-name="TableLine94850665190720">
          <table:table-cell office:value-type="string">
            <text:p text:style-name="P1"><text:s text:c="4"/>Return </text:p>
          </table:table-cell>
          <table:table-cell office:value-type="string">
            <text:p text:style-name="P2">Toggle system break <text:s text:c="10"/></text:p>
          </table:table-cell>
        </table:table-row>
        <table:table-row table:style-name="TableLine94850665190720">
          <table:table-cell office:value-type="string">
            <text:p text:style-name="P1"><text:s text:c="5"/>Space </text:p>
          </table:table-cell>
          <table:table-cell office:value-type="string">
            <text:p text:style-name="P2">Player play <text:s text:c="18"/></text:p>
          </table:table-cell>
        </table:table-row>
        <table:table-row table:style-name="TableLine94850665190720">
          <table:table-cell office:value-type="string">
            <text:p text:style-name="P1"><text:s text:c="7"/>Tab </text:p>
          </table:table-cell>
          <table:table-cell office:value-type="string">
            <text:p text:style-name="P2">Next measure (Figured bass/Chord symbol only)</text:p>
          </table:table-cell>
        </table:table-row>
        <table:table-row table:style-name="TableLine94850665190720">
          <table:table-cell office:value-type="string">
            <text:p text:style-name="P1"><text:s text:c="9"/>+ </text:p>
          </table:table-cell>
          <table:table-cell office:value-type="string">
            <text:p text:style-name="P2">Note duration: Tie <text:s text:c="11"/></text:p>
          </table:table-cell>
        </table:table-row>
        <table:table-row table:style-name="TableLine94850665190720">
          <table:table-cell office:value-type="string">
            <text:p text:style-name="P1"><text:s text:c="9"/>. </text:p>
          </table:table-cell>
          <table:table-cell office:value-type="string">
            <text:p text:style-name="P2">Note duration: Augmentation dot</text:p>
          </table:table-cell>
        </table:table-row>
        <table:table-row table:style-name="TableLine94850665190720">
          <table:table-cell office:value-type="string">
            <text:p text:style-name="P1"><text:s text:c="9"/>/ </text:p>
          </table:table-cell>
          <table:table-cell office:value-type="string">
            <text:p text:style-name="P2">Add acciaccatura <text:s text:c="13"/></text:p>
          </table:table-cell>
        </table:table-row>
        <table:table-row table:style-name="TableLine94850665190720">
          <table:table-cell office:value-type="string">
            <text:p text:style-name="P1"><text:s text:c="9"/>: </text:p>
          </table:table-cell>
          <table:table-cell office:value-type="string">
            <text:p text:style-name="P2">Previous beat (Chord symbol) <text:s/></text:p>
          </table:table-cell>
        </table:table-row>
        <table:table-row table:style-name="TableLine94850665190720">
          <table:table-cell office:value-type="string">
            <text:p text:style-name="P1"><text:s text:c="9"/>; </text:p>
          </table:table-cell>
          <table:table-cell office:value-type="string">
            <text:p text:style-name="P2">Next beat (Chord symbol) <text:s text:c="5"/></text:p>
          </table:table-cell>
        </table:table-row>
        <table:table-row table:style-name="TableLine94850665190720">
          <table:table-cell office:value-type="string">
            <text:p text:style-name="P1"><text:s text:c="9"/>&lt; </text:p>
          </table:table-cell>
          <table:table-cell office:value-type="string">
            <text:p text:style-name="P2">Add crescendo <text:s text:c="16"/></text:p>
          </table:table-cell>
        </table:table-row>
        <table:table-row table:style-name="TableLine94850665190720">
          <table:table-cell office:value-type="string">
            <text:p text:style-name="P1"><text:s text:c="9"/>&gt; </text:p>
          </table:table-cell>
          <table:table-cell office:value-type="string">
            <text:p text:style-name="P2">Add decrescendo <text:s text:c="14"/></text:p>
          </table:table-cell>
        </table:table-row>
        <table:table-row table:style-name="TableLine94850665190720">
          <table:table-cell office:value-type="string">
            <text:p text:style-name="P1"><text:s text:c="9"/>{ </text:p>
          </table:table-cell>
          <table:table-cell office:value-type="string">
            <text:p text:style-name="P2">Decrease stretch <text:s text:c="13"/></text:p>
          </table:table-cell>
        </table:table-row>
        <table:table-row table:style-name="TableLine94850665190720">
          <table:table-cell office:value-type="string">
            <text:p text:style-name="P1"><text:s text:c="9"/>} </text:p>
          </table:table-cell>
          <table:table-cell office:value-type="string">
            <text:p text:style-name="P2">Increase stretch <text:s text:c="13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Function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F1 </text:p>
          </table:table-cell>
          <table:table-cell office:value-type="string">
            <text:p text:style-name="P2">Local handbook <text:s text:c="15"/></text:p>
          </table:table-cell>
        </table:table-row>
        <table:table-row table:style-name="TableLine94850665190720">
          <table:table-cell office:value-type="string">
            <text:p text:style-name="P1">F10 </text:p>
          </table:table-cell>
          <table:table-cell office:value-type="string">
            <text:p text:style-name="P2">Mixer <text:s text:c="24"/></text:p>
          </table:table-cell>
        </table:table-row>
        <table:table-row table:style-name="TableLine94850665190720">
          <table:table-cell office:value-type="string">
            <text:p text:style-name="P1">F11 </text:p>
          </table:table-cell>
          <table:table-cell office:value-type="string">
            <text:p text:style-name="P2">Play panel <text:s text:c="19"/></text:p>
          </table:table-cell>
        </table:table-row>
        <table:table-row table:style-name="TableLine94850665190720">
          <table:table-cell office:value-type="string">
            <text:p text:style-name="P1">F12 </text:p>
          </table:table-cell>
          <table:table-cell office:value-type="string">
            <text:p text:style-name="P2">Navigator <text:s text:c="20"/></text:p>
          </table:table-cell>
        </table:table-row>
        <table:table-row table:style-name="TableLine94850665190720">
          <table:table-cell office:value-type="string">
            <text:p text:style-name="P1"><text:s/>F2 </text:p>
          </table:table-cell>
          <table:table-cell office:value-type="string">
            <text:p text:style-name="P2">Transpose up <text:s text:c="17"/></text:p>
          </table:table-cell>
        </table:table-row>
        <table:table-row table:style-name="TableLine94850665190720">
          <table:table-cell office:value-type="string">
            <text:p text:style-name="P1"><text:s/>F4 </text:p>
          </table:table-cell>
          <table:table-cell office:value-type="string">
            <text:p text:style-name="P2">Start center <text:s text:c="17"/></text:p>
          </table:table-cell>
        </table:table-row>
        <table:table-row table:style-name="TableLine94850665190720">
          <table:table-cell office:value-type="string">
            <text:p text:style-name="P1"><text:s/>F6 </text:p>
          </table:table-cell>
          <table:table-cell office:value-type="string">
            <text:p text:style-name="P2">Selection ﬁlter <text:s text:c="14"/></text:p>
          </table:table-cell>
        </table:table-row>
        <table:table-row table:style-name="TableLine94850665190720">
          <table:table-cell office:value-type="string">
            <text:p text:style-name="P1"><text:s/>F8 </text:p>
          </table:table-cell>
          <table:table-cell office:value-type="string">
            <text:p text:style-name="P2">Show inspector <text:s text:c="15"/></text:p>
          </table:table-cell>
        </table:table-row>
        <table:table-row table:style-name="TableLine94850665190720">
          <table:table-cell office:value-type="string">
            <text:p text:style-name="P1"><text:s/>F9 </text:p>
          </table:table-cell>
          <table:table-cell office:value-type="string">
            <text:p text:style-name="P2">Palettes <text:s text:c="21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Single Letter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A </text:p>
          </table:table-cell>
          <table:table-cell office:value-type="string">
            <text:p text:style-name="P2">Enter note A <text:s text:c="17"/></text:p>
          </table:table-cell>
        </table:table-row>
        <table:table-row table:style-name="TableLine94850665190720">
          <table:table-cell office:value-type="string">
            <text:p text:style-name="P1"><text:s/>B </text:p>
          </table:table-cell>
          <table:table-cell office:value-type="string">
            <text:p text:style-name="P2">Enter note B <text:s text:c="17"/></text:p>
          </table:table-cell>
        </table:table-row>
        <table:table-row table:style-name="TableLine94850665190720">
          <table:table-cell office:value-type="string">
            <text:p text:style-name="P1"><text:s/>C </text:p>
          </table:table-cell>
          <table:table-cell office:value-type="string">
            <text:p text:style-name="P2">Enter note C <text:s text:c="17"/></text:p>
          </table:table-cell>
        </table:table-row>
        <table:table-row table:style-name="TableLine94850665190720">
          <table:table-cell office:value-type="string">
            <text:p text:style-name="P1"><text:s/>D </text:p>
          </table:table-cell>
          <table:table-cell office:value-type="string">
            <text:p text:style-name="P2">Enter note D <text:s text:c="17"/></text:p>
          </table:table-cell>
        </table:table-row>
        <table:table-row table:style-name="TableLine94850665190720">
          <table:table-cell office:value-type="string">
            <text:p text:style-name="P1"><text:s/>E </text:p>
          </table:table-cell>
          <table:table-cell office:value-type="string">
            <text:p text:style-name="P2">Enter note E <text:s text:c="17"/></text:p>
          </table:table-cell>
        </table:table-row>
        <table:table-row table:style-name="TableLine94850665190720">
          <table:table-cell office:value-type="string">
            <text:p text:style-name="P1"><text:s/>F </text:p>
          </table:table-cell>
          <table:table-cell office:value-type="string">
            <text:p text:style-name="P2">Enter note F <text:s text:c="17"/></text:p>
          </table:table-cell>
        </table:table-row>
        <table:table-row table:style-name="TableLine94850665190720">
          <table:table-cell office:value-type="string">
            <text:p text:style-name="P1"><text:s/>G </text:p>
          </table:table-cell>
          <table:table-cell office:value-type="string">
            <text:p text:style-name="P2">Enter note G <text:s text:c="17"/></text:p>
          </table:table-cell>
        </table:table-row>
        <table:table-row table:style-name="TableLine94850665190720">
          <table:table-cell office:value-type="string">
            <text:p text:style-name="P1"><text:s/>I </text:p>
          </table:table-cell>
          <table:table-cell office:value-type="string">
            <text:p text:style-name="P2">Show instruments dialog <text:s text:c="6"/></text:p>
          </table:table-cell>
        </table:table-row>
        <table:table-row table:style-name="TableLine94850665190720">
          <table:table-cell office:value-type="string">
            <text:p text:style-name="P1"><text:s/>J </text:p>
          </table:table-cell>
          <table:table-cell office:value-type="string">
            <text:p text:style-name="P2">Enharmonic up <text:s text:c="16"/></text:p>
          </table:table-cell>
        </table:table-row>
        <table:table-row table:style-name="TableLine94850665190720">
          <table:table-cell office:value-type="string">
            <text:p text:style-name="P1"><text:s/>M </text:p>
          </table:table-cell>
          <table:table-cell office:value-type="string">
            <text:p text:style-name="P2">Toggle create multimeasure rest</text:p>
          </table:table-cell>
        </table:table-row>
        <table:table-row table:style-name="TableLine94850665190720">
          <table:table-cell office:value-type="string">
            <text:p text:style-name="P1"><text:s/>N </text:p>
          </table:table-cell>
          <table:table-cell office:value-type="string">
            <text:p text:style-name="P2">Note input <text:s text:c="19"/></text:p>
          </table:table-cell>
        </table:table-row>
        <table:table-row table:style-name="TableLine94850665190720">
          <table:table-cell office:value-type="string">
            <text:p text:style-name="P1"><text:s/>P </text:p>
          </table:table-cell>
          <table:table-cell office:value-type="string">
            <text:p text:style-name="P2">Piano keyboard <text:s text:c="15"/></text:p>
          </table:table-cell>
        </table:table-row>
        <table:table-row table:style-name="TableLine94850665190720">
          <table:table-cell office:value-type="string">
            <text:p text:style-name="P1"><text:s/>Q </text:p>
          </table:table-cell>
          <table:table-cell office:value-type="string">
            <text:p text:style-name="P2">Half duration <text:s text:c="16"/></text:p>
          </table:table-cell>
        </table:table-row>
        <table:table-row table:style-name="TableLine94850665190720">
          <table:table-cell office:value-type="string">
            <text:p text:style-name="P1"><text:s/>R </text:p>
          </table:table-cell>
          <table:table-cell office:value-type="string">
            <text:p text:style-name="P2">Repeat selection <text:s text:c="13"/></text:p>
          </table:table-cell>
        </table:table-row>
        <table:table-row table:style-name="TableLine94850665190720">
          <table:table-cell office:value-type="string">
            <text:p text:style-name="P1"><text:s/>S </text:p>
          </table:table-cell>
          <table:table-cell office:value-type="string">
            <text:p text:style-name="P2">Add slur <text:s text:c="21"/></text:p>
          </table:table-cell>
        </table:table-row>
        <table:table-row table:style-name="TableLine94850665190720">
          <table:table-cell office:value-type="string">
            <text:p text:style-name="P1"><text:s/>V </text:p>
          </table:table-cell>
          <table:table-cell office:value-type="string">
            <text:p text:style-name="P2">Toggle visibility <text:s text:c="12"/></text:p>
          </table:table-cell>
        </table:table-row>
        <table:table-row table:style-name="TableLine94850665190720">
          <table:table-cell office:value-type="string">
            <text:p text:style-name="P1"><text:s/>W </text:p>
          </table:table-cell>
          <table:table-cell office:value-type="string">
            <text:p text:style-name="P2">Increase active duration (TAB)</text:p>
          </table:table-cell>
        </table:table-row>
        <table:table-row table:style-name="TableLine94850665190720">
          <table:table-cell office:value-type="string">
            <text:p text:style-name="P1"><text:s/>X </text:p>
          </table:table-cell>
          <table:table-cell office:value-type="string">
            <text:p text:style-name="P2">Flip direction <text:s text:c="15"/></text:p>
          </table:table-cell>
        </table:table-row>
        <table:table-row table:style-name="TableLine94850665190720">
          <table:table-cell office:value-type="string">
            <text:p text:style-name="P1"><text:s/>Z </text:p>
          </table:table-cell>
          <table:table-cell office:value-type="string">
            <text:p text:style-name="P2">Show symbol palette <text:s text:c="10"/></text:p>
          </table:table-cell>
        </table:table-row>
        <table:table-row table:style-name="TableLine94850665190720">
          <table:table-cell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4"/>
          </table:table-cell>
        </table:table-row>
        <text:soft-page-break/>
        <table:table-row table:style-name="TableLine94850665190720">
          <table:table-cell office:value-type="string">
            <text:p text:style-name="P3">Single Number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0 </text:p>
          </table:table-cell>
          <table:table-cell office:value-type="string">
            <text:p text:style-name="P2">Enter rest <text:s text:c="19"/></text:p>
          </table:table-cell>
        </table:table-row>
        <table:table-row table:style-name="TableLine94850665190720">
          <table:table-cell office:value-type="string">
            <text:p text:style-name="P1"><text:s/>1 </text:p>
          </table:table-cell>
          <table:table-cell office:value-type="string">
            <text:p text:style-name="P2">Note duration: 64th <text:s text:c="10"/></text:p>
          </table:table-cell>
        </table:table-row>
        <table:table-row table:style-name="TableLine94850665190720">
          <table:table-cell office:value-type="string">
            <text:p text:style-name="P1"><text:s/>2 </text:p>
          </table:table-cell>
          <table:table-cell office:value-type="string">
            <text:p text:style-name="P2">Note duration: 32nd <text:s text:c="10"/></text:p>
          </table:table-cell>
        </table:table-row>
        <table:table-row table:style-name="TableLine94850665190720">
          <table:table-cell office:value-type="string">
            <text:p text:style-name="P1"><text:s/>3 </text:p>
          </table:table-cell>
          <table:table-cell office:value-type="string">
            <text:p text:style-name="P2">Note duration: 16th <text:s text:c="10"/></text:p>
          </table:table-cell>
        </table:table-row>
        <table:table-row table:style-name="TableLine94850665190720">
          <table:table-cell office:value-type="string">
            <text:p text:style-name="P1"><text:s/>4 </text:p>
          </table:table-cell>
          <table:table-cell office:value-type="string">
            <text:p text:style-name="P2">Note duration: Eighth <text:s text:c="8"/></text:p>
          </table:table-cell>
        </table:table-row>
        <table:table-row table:style-name="TableLine94850665190720">
          <table:table-cell office:value-type="string">
            <text:p text:style-name="P1"><text:s/>5 </text:p>
          </table:table-cell>
          <table:table-cell office:value-type="string">
            <text:p text:style-name="P2">Note duration: Quarter <text:s text:c="7"/></text:p>
          </table:table-cell>
        </table:table-row>
        <table:table-row table:style-name="TableLine94850665190720">
          <table:table-cell office:value-type="string">
            <text:p text:style-name="P1"><text:s/>6 </text:p>
          </table:table-cell>
          <table:table-cell office:value-type="string">
            <text:p text:style-name="P2">Note duration: Half <text:s text:c="10"/></text:p>
          </table:table-cell>
        </table:table-row>
        <table:table-row table:style-name="TableLine94850665190720">
          <table:table-cell office:value-type="string">
            <text:p text:style-name="P1"><text:s/>7 </text:p>
          </table:table-cell>
          <table:table-cell office:value-type="string">
            <text:p text:style-name="P2">Note duration: Whole <text:s text:c="9"/></text:p>
          </table:table-cell>
        </table:table-row>
        <table:table-row table:style-name="TableLine94850665190720">
          <table:table-cell office:value-type="string">
            <text:p text:style-name="P1"><text:s/>8 </text:p>
          </table:table-cell>
          <table:table-cell office:value-type="string">
            <text:p text:style-name="P2">Note duration: Double whole <text:s text:c="2"/></text:p>
          </table:table-cell>
        </table:table-row>
        <table:table-row table:style-name="TableLine94850665190720">
          <table:table-cell office:value-type="string">
            <text:p text:style-name="P1"><text:s/>9 </text:p>
          </table:table-cell>
          <table:table-cell office:value-type="string">
            <text:p text:style-name="P2">Note duration: Longa <text:s text:c="9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Shift Keys Lett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8"/>Shift+A </text:p>
          </table:table-cell>
          <table:table-cell office:value-type="string">
            <text:p text:style-name="P2">Add note A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B </text:p>
          </table:table-cell>
          <table:table-cell office:value-type="string">
            <text:p text:style-name="P2">Add note B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C </text:p>
          </table:table-cell>
          <table:table-cell office:value-type="string">
            <text:p text:style-name="P2">Add note C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D </text:p>
          </table:table-cell>
          <table:table-cell office:value-type="string">
            <text:p text:style-name="P2">Add note D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E </text:p>
          </table:table-cell>
          <table:table-cell office:value-type="string">
            <text:p text:style-name="P2">Add note E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F </text:p>
          </table:table-cell>
          <table:table-cell office:value-type="string">
            <text:p text:style-name="P2">Add note F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G </text:p>
          </table:table-cell>
          <table:table-cell office:value-type="string">
            <text:p text:style-name="P2">Add note G to chord <text:s text:c="10"/></text:p>
          </table:table-cell>
        </table:table-row>
        <table:table-row table:style-name="TableLine94850665190720">
          <table:table-cell office:value-type="string">
            <text:p text:style-name="P1"><text:s text:c="8"/>Shift+K </text:p>
          </table:table-cell>
          <table:table-cell office:value-type="string">
            <text:p text:style-name="P2">Show key signature palette <text:s text:c="3"/></text:p>
          </table:table-cell>
        </table:table-row>
        <table:table-row table:style-name="TableLine94850665190720">
          <table:table-cell office:value-type="string">
            <text:p text:style-name="P1"><text:s text:c="8"/>Shift+S </text:p>
          </table:table-cell>
          <table:table-cell office:value-type="string">
            <text:p text:style-name="P2">Toggle staccato <text:s text:c="14"/></text:p>
          </table:table-cell>
        </table:table-row>
        <table:table-row table:style-name="TableLine94850665190720">
          <table:table-cell office:value-type="string">
            <text:p text:style-name="P1"><text:s text:c="8"/>Shift+T </text:p>
          </table:table-cell>
          <table:table-cell office:value-type="string">
            <text:p text:style-name="P2">Show time signature palette <text:s text:c="2"/></text:p>
          </table:table-cell>
        </table:table-row>
        <table:table-row table:style-name="TableLine94850665190720">
          <table:table-cell office:value-type="string">
            <text:p text:style-name="P1"><text:s text:c="8"/>Shift+X </text:p>
          </table:table-cell>
          <table:table-cell office:value-type="string">
            <text:p text:style-name="P2">Mirror note head <text:s text:c="13"/></text:p>
          </table:table-cell>
        </table:table-row>
        <table:table-row table:style-name="TableLine94850665190720">
          <table:table-cell office:value-type="string">
            <text:p text:style-name="P1">Shift+R,Shift+M </text:p>
          </table:table-cell>
          <table:table-cell office:value-type="string">
            <text:p text:style-name="P2">Note input: Half rest <text:s text:c="8"/></text:p>
          </table:table-cell>
        </table:table-row>
        <table:table-row table:style-name="TableLine94850665190720">
          <table:table-cell office:value-type="string">
            <text:p text:style-name="P1">Shift+R,Shift+Q </text:p>
          </table:table-cell>
          <table:table-cell office:value-type="string">
            <text:p text:style-name="P2">Note input: Eighth rest <text:s text:c="6"/></text:p>
          </table:table-cell>
        </table:table-row>
        <table:table-row table:style-name="TableLine94850665190720">
          <table:table-cell office:value-type="string">
            <text:p text:style-name="P1">Shift+R,Shift+R </text:p>
          </table:table-cell>
          <table:table-cell office:value-type="string">
            <text:p text:style-name="P2">Note input: Quarter rest <text:s text:c="5"/></text:p>
          </table:table-cell>
        </table:table-row>
        <table:table-row table:style-name="TableLine94850665190720">
          <table:table-cell office:value-type="string">
            <text:p text:style-name="P1">Shift+R,Shift+S </text:p>
          </table:table-cell>
          <table:table-cell office:value-type="string">
            <text:p text:style-name="P2">Note input: Whole rest <text:s text:c="7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Shift Keys Numb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Shift+0; NumPad+0 </text:p>
          </table:table-cell>
          <table:table-cell office:value-type="string">
            <text:p text:style-name="P2">Note duration: 128th (TAB) <text:s text:c="3"/></text:p>
          </table:table-cell>
        </table:table-row>
        <table:table-row table:style-name="TableLine94850665190720">
          <table:table-cell office:value-type="string">
            <text:p text:style-name="P1">Shift+1; NumPad+1 </text:p>
          </table:table-cell>
          <table:table-cell office:value-type="string">
            <text:p text:style-name="P2">Note duration: 64th (TAB) <text:s text:c="4"/></text:p>
          </table:table-cell>
        </table:table-row>
        <table:table-row table:style-name="TableLine94850665190720">
          <table:table-cell office:value-type="string">
            <text:p text:style-name="P1">Shift+2; NumPad+2 </text:p>
          </table:table-cell>
          <table:table-cell office:value-type="string">
            <text:p text:style-name="P2">Note duration: 32nd (TAB) <text:s text:c="4"/></text:p>
          </table:table-cell>
        </table:table-row>
        <table:table-row table:style-name="TableLine94850665190720">
          <table:table-cell office:value-type="string">
            <text:p text:style-name="P1">Shift+3; NumPad+3 </text:p>
          </table:table-cell>
          <table:table-cell office:value-type="string">
            <text:p text:style-name="P2">Note duration: 16th (TAB) <text:s text:c="4"/></text:p>
          </table:table-cell>
        </table:table-row>
        <table:table-row table:style-name="TableLine94850665190720">
          <table:table-cell office:value-type="string">
            <text:p text:style-name="P1">Shift+4; NumPad+4 </text:p>
          </table:table-cell>
          <table:table-cell office:value-type="string">
            <text:p text:style-name="P2">Note duration: Eighth (TAB) <text:s text:c="2"/></text:p>
          </table:table-cell>
        </table:table-row>
        <table:table-row table:style-name="TableLine94850665190720">
          <table:table-cell office:value-type="string">
            <text:p text:style-name="P1">Shift+5; NumPad+5 </text:p>
          </table:table-cell>
          <table:table-cell office:value-type="string">
            <text:p text:style-name="P2">Note duration: Quarter (TAB) <text:s/></text:p>
          </table:table-cell>
        </table:table-row>
        <table:table-row table:style-name="TableLine94850665190720">
          <table:table-cell office:value-type="string">
            <text:p text:style-name="P1">Shift+6; NumPad+6 </text:p>
          </table:table-cell>
          <table:table-cell office:value-type="string">
            <text:p text:style-name="P2">Note duration: Half (TAB) <text:s text:c="4"/></text:p>
          </table:table-cell>
        </table:table-row>
        <table:table-row table:style-name="TableLine94850665190720">
          <table:table-cell office:value-type="string">
            <text:p text:style-name="P1">Shift+7; NumPad+7 </text:p>
          </table:table-cell>
          <table:table-cell office:value-type="string">
            <text:p text:style-name="P2">Note duration: Whole (TAB) <text:s text:c="3"/></text:p>
          </table:table-cell>
        </table:table-row>
        <table:table-row table:style-name="TableLine94850665190720">
          <table:table-cell office:value-type="string">
            <text:p text:style-name="P1">Shift+8; NumPad+8 </text:p>
          </table:table-cell>
          <table:table-cell office:value-type="string">
            <text:p text:style-name="P2">Note duration: Double whole (TAB)</text:p>
          </table:table-cell>
        </table:table-row>
        <table:table-row table:style-name="TableLine94850665190720">
          <table:table-cell office:value-type="string">
            <text:p text:style-name="P1">Shift+9; NumPad+9 </text:p>
          </table:table-cell>
          <table:table-cell office:value-type="string">
            <text:p text:style-name="P2">Note duration: Longa (TAB) <text:s text:c="3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Shift Keys FK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Shift+F2 </text:p>
          </table:table-cell>
          <table:table-cell office:value-type="string">
            <text:p text:style-name="P2">Transpose down <text:s text:c="15"/></text:p>
          </table:table-cell>
        </table:table-row>
        <table:table-row table:style-name="TableLine94850665190720">
          <table:table-cell office:value-type="string">
            <text:p text:style-name="P1">Shift+F9 </text:p>
          </table:table-cell>
          <table:table-cell office:value-type="string">
            <text:p text:style-name="P2">Show master palette <text:s text:c="10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Shift Keys Arrow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2"/>Shift+Down </text:p>
          </table:table-cell>
          <table:table-cell office:value-type="string">
            <text:p text:style-name="P2">Add staff below to selection <text:s/></text:p>
          </table:table-cell>
        </table:table-row>
        <table:table-row table:style-name="TableLine94850665190720">
          <table:table-cell office:value-type="string">
            <text:p text:style-name="P1"><text:s text:c="3"/>Shift+End </text:p>
          </table:table-cell>
          <table:table-cell office:value-type="string">
            <text:p text:style-name="P2">Select to end of line <text:s text:c="8"/></text:p>
          </table:table-cell>
        </table:table-row>
        <table:table-row table:style-name="TableLine94850665190720">
          <table:table-cell office:value-type="string">
            <text:p text:style-name="P1"><text:s text:c="2"/>Shift+Home </text:p>
          </table:table-cell>
          <table:table-cell office:value-type="string">
            <text:p text:style-name="P2">Select to beginning of line <text:s text:c="2"/></text:p>
          </table:table-cell>
        </table:table-row>
        <table:table-row table:style-name="TableLine94850665190720">
          <table:table-cell office:value-type="string">
            <text:p text:style-name="P1"><text:s text:c="2"/>Shift+Left </text:p>
          </table:table-cell>
          <table:table-cell office:value-type="string">
            <text:p text:style-name="P2">Move chord/rest left <text:s text:c="9"/></text:p>
          </table:table-cell>
        </table:table-row>
        <table:table-row table:style-name="TableLine94850665190720">
          <table:table-cell office:value-type="string">
            <text:p text:style-name="P1"><text:s/>Shift+Right </text:p>
          </table:table-cell>
          <table:table-cell office:value-type="string">
            <text:p text:style-name="P2">Move chord/rest right <text:s text:c="8"/></text:p>
          </table:table-cell>
        </table:table-row>
        <table:table-row table:style-name="TableLine94850665190720">
          <table:table-cell office:value-type="string">
            <text:p text:style-name="P1"><text:s text:c="4"/>Shift+Up </text:p>
          </table:table-cell>
          <table:table-cell office:value-type="string">
            <text:p text:style-name="P2">Add staff above to selection <text:s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Shift Keys Oth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Shift+Space </text:p>
          </table:table-cell>
          <table:table-cell office:value-type="string">
            <text:p text:style-name="P2">Previous syllable <text:s text:c="12"/></text:p>
          </table:table-cell>
        </table:table-row>
        <table:table-row table:style-name="TableLine94850665190720">
          <table:table-cell office:value-type="string">
            <text:p text:style-name="P1"><text:s text:c="3"/>Shift+Tab </text:p>
          </table:table-cell>
          <table:table-cell office:value-type="string">
            <text:p text:style-name="P2">Previous measure (Figured bass/Chord symbol only)</text:p>
          </table:table-cell>
        </table:table-row>
        <table:table-row table:style-name="TableLine94850665190720">
          <table:table-cell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4"/>
          </table:table-cell>
        </table:table-row>
        <text:soft-page-break/>
        <table:table-row table:style-name="TableLine94850665190720">
          <table:table-cell office:value-type="string">
            <text:p text:style-name="P3">Ctrl Keys Lett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14"/>Ctrl+A </text:p>
          </table:table-cell>
          <table:table-cell office:value-type="string">
            <text:p text:style-name="P2">Select all <text:s text:c="19"/></text:p>
          </table:table-cell>
        </table:table-row>
        <table:table-row table:style-name="TableLine94850665190720">
          <table:table-cell office:value-type="string">
            <text:p text:style-name="P1"><text:s text:c="14"/>Ctrl+B </text:p>
          </table:table-cell>
          <table:table-cell office:value-type="string">
            <text:p text:style-name="P2">Bold face <text:s text:c="20"/></text:p>
          </table:table-cell>
        </table:table-row>
        <table:table-row table:style-name="TableLine94850665190720">
          <table:table-cell office:value-type="string">
            <text:p text:style-name="P1"><text:s text:c="14"/>Ctrl+C </text:p>
          </table:table-cell>
          <table:table-cell office:value-type="string">
            <text:p text:style-name="P2">Copy <text:s text:c="25"/></text:p>
          </table:table-cell>
        </table:table-row>
        <table:table-row table:style-name="TableLine94850665190720">
          <table:table-cell office:value-type="string">
            <text:p text:style-name="P1"><text:s text:c="14"/>Ctrl+E </text:p>
          </table:table-cell>
          <table:table-cell office:value-type="string">
            <text:p text:style-name="P2">Edit element <text:s text:c="17"/></text:p>
          </table:table-cell>
        </table:table-row>
        <table:table-row table:style-name="TableLine94850665190720">
          <table:table-cell office:value-type="string">
            <text:p text:style-name="P1"><text:s text:c="14"/>Ctrl+G </text:p>
          </table:table-cell>
          <table:table-cell office:value-type="string">
            <text:p text:style-name="P2">Add ﬁgured bass <text:s text:c="14"/></text:p>
          </table:table-cell>
        </table:table-row>
        <table:table-row table:style-name="TableLine94850665190720">
          <table:table-cell office:value-type="string">
            <text:p text:style-name="P1"><text:s text:c="14"/>Ctrl+I </text:p>
          </table:table-cell>
          <table:table-cell office:value-type="string">
            <text:p text:style-name="P2">Italic <text:s text:c="23"/></text:p>
          </table:table-cell>
        </table:table-row>
        <table:table-row table:style-name="TableLine94850665190720">
          <table:table-cell office:value-type="string">
            <text:p text:style-name="P1"><text:s text:c="14"/>Ctrl+J </text:p>
          </table:table-cell>
          <table:table-cell office:value-type="string">
            <text:p text:style-name="P2">Enharmonic down <text:s text:c="14"/></text:p>
          </table:table-cell>
        </table:table-row>
        <table:table-row table:style-name="TableLine94850665190720">
          <table:table-cell office:value-type="string">
            <text:p text:style-name="P1"><text:s text:c="14"/>Ctrl+K </text:p>
          </table:table-cell>
          <table:table-cell office:value-type="string">
            <text:p text:style-name="P2">Add chord symbol <text:s text:c="13"/></text:p>
          </table:table-cell>
        </table:table-row>
        <table:table-row table:style-name="TableLine94850665190720">
          <table:table-cell office:value-type="string">
            <text:p text:style-name="P1"><text:s text:c="14"/>Ctrl+L </text:p>
          </table:table-cell>
          <table:table-cell office:value-type="string">
            <text:p text:style-name="P2">Add lyrics <text:s text:c="19"/></text:p>
          </table:table-cell>
        </table:table-row>
        <table:table-row table:style-name="TableLine94850665190720">
          <table:table-cell office:value-type="string">
            <text:p text:style-name="P1"><text:s text:c="14"/>Ctrl+M </text:p>
          </table:table-cell>
          <table:table-cell office:value-type="string">
            <text:p text:style-name="P2">Add rehearsal mark <text:s text:c="11"/></text:p>
          </table:table-cell>
        </table:table-row>
        <table:table-row table:style-name="TableLine94850665190720">
          <table:table-cell office:value-type="string">
            <text:p text:style-name="P1"><text:s text:c="14"/>Ctrl+N </text:p>
          </table:table-cell>
          <table:table-cell office:value-type="string">
            <text:p text:style-name="P2">File: New <text:s text:c="20"/></text:p>
          </table:table-cell>
        </table:table-row>
        <table:table-row table:style-name="TableLine94850665190720">
          <table:table-cell office:value-type="string">
            <text:p text:style-name="P1"><text:s text:c="14"/>Ctrl+P </text:p>
          </table:table-cell>
          <table:table-cell office:value-type="string">
            <text:p text:style-name="P2">Print <text:s text:c="24"/></text:p>
          </table:table-cell>
        </table:table-row>
        <table:table-row table:style-name="TableLine94850665190720">
          <table:table-cell office:value-type="string">
            <text:p text:style-name="P1"><text:s text:c="14"/>Ctrl+Q </text:p>
          </table:table-cell>
          <table:table-cell office:value-type="string">
            <text:p text:style-name="P2">Quit <text:s text:c="25"/></text:p>
          </table:table-cell>
        </table:table-row>
        <table:table-row table:style-name="TableLine94850665190720">
          <table:table-cell office:value-type="string">
            <text:p text:style-name="P1"><text:s text:c="14"/>Ctrl+R </text:p>
          </table:table-cell>
          <table:table-cell office:value-type="string">
            <text:p text:style-name="P2">Reset user settings <text:s text:c="10"/></text:p>
          </table:table-cell>
        </table:table-row>
        <table:table-row table:style-name="TableLine94850665190720">
          <table:table-cell office:value-type="string">
            <text:p text:style-name="P1"><text:s text:c="14"/>Ctrl+T </text:p>
          </table:table-cell>
          <table:table-cell office:value-type="string">
            <text:p text:style-name="P2">Add staff text <text:s text:c="15"/></text:p>
          </table:table-cell>
        </table:table-row>
        <table:table-row table:style-name="TableLine94850665190720">
          <table:table-cell office:value-type="string">
            <text:p text:style-name="P1"><text:s text:c="14"/>Ctrl+U </text:p>
          </table:table-cell>
          <table:table-cell office:value-type="string">
            <text:p text:style-name="P2">Underline <text:s text:c="20"/></text:p>
          </table:table-cell>
        </table:table-row>
        <table:table-row table:style-name="TableLine94850665190720">
          <table:table-cell office:value-type="string">
            <text:p text:style-name="P1"><text:s text:c="14"/>Ctrl+V </text:p>
          </table:table-cell>
          <table:table-cell office:value-type="string">
            <text:p text:style-name="P2">Paste <text:s text:c="24"/></text:p>
          </table:table-cell>
        </table:table-row>
        <table:table-row table:style-name="TableLine94850665190720">
          <table:table-cell office:value-type="string">
            <text:p text:style-name="P1"><text:s text:c="14"/>Ctrl+X </text:p>
          </table:table-cell>
          <table:table-cell office:value-type="string">
            <text:p text:style-name="P2">Cut <text:s text:c="26"/></text:p>
          </table:table-cell>
        </table:table-row>
        <table:table-row table:style-name="TableLine94850665190720">
          <table:table-cell office:value-type="string">
            <text:p text:style-name="P1"><text:s text:c="7"/>Ctrl+Y,Ctrl+1 </text:p>
          </table:table-cell>
          <table:table-cell office:value-type="string">
            <text:p text:style-name="P2">Add treble clef <text:s text:c="14"/></text:p>
          </table:table-cell>
        </table:table-row>
        <table:table-row table:style-name="TableLine94850665190720">
          <table:table-cell office:value-type="string">
            <text:p text:style-name="P1"><text:s text:c="7"/>Ctrl+Y,Ctrl+2 </text:p>
          </table:table-cell>
          <table:table-cell office:value-type="string">
            <text:p text:style-name="P2">Add bass clef <text:s text:c="16"/></text:p>
          </table:table-cell>
        </table:table-row>
        <table:table-row table:style-name="TableLine94850665190720">
          <table:table-cell office:value-type="string">
            <text:p text:style-name="P1">Ctrl+Y,Ctrl+O,Ctrl+A </text:p>
          </table:table-cell>
          <table:table-cell office:value-type="string">
            <text:p text:style-name="P2">Add ottava 8va <text:s text:c="15"/></text:p>
          </table:table-cell>
        </table:table-row>
        <table:table-row table:style-name="TableLine94850665190720">
          <table:table-cell office:value-type="string">
            <text:p text:style-name="P1">Ctrl+Y,Ctrl+O,Ctrl+B </text:p>
          </table:table-cell>
          <table:table-cell office:value-type="string">
            <text:p text:style-name="P2">Add ottava 8vb <text:s text:c="15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 Keys Numb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Ctrl+1 </text:p>
          </table:table-cell>
          <table:table-cell office:value-type="string">
            <text:p text:style-name="P2">Advance of a 64th note (Figured bass/Chord symbol only)</text:p>
          </table:table-cell>
        </table:table-row>
        <table:table-row table:style-name="TableLine94850665190720">
          <table:table-cell office:value-type="string">
            <text:p text:style-name="P1">Ctrl+2 </text:p>
          </table:table-cell>
          <table:table-cell office:value-type="string">
            <text:p text:style-name="P2">Duplet <text:s text:c="23"/></text:p>
          </table:table-cell>
        </table:table-row>
        <table:table-row table:style-name="TableLine94850665190720">
          <table:table-cell office:value-type="string">
            <text:p text:style-name="P1">Ctrl+3 </text:p>
          </table:table-cell>
          <table:table-cell office:value-type="string">
            <text:p text:style-name="P2">Triplet <text:s text:c="22"/></text:p>
          </table:table-cell>
        </table:table-row>
        <table:table-row table:style-name="TableLine94850665190720">
          <table:table-cell office:value-type="string">
            <text:p text:style-name="P1">Ctrl+4 </text:p>
          </table:table-cell>
          <table:table-cell office:value-type="string">
            <text:p text:style-name="P2">Quadruplet <text:s text:c="19"/></text:p>
          </table:table-cell>
        </table:table-row>
        <table:table-row table:style-name="TableLine94850665190720">
          <table:table-cell office:value-type="string">
            <text:p text:style-name="P1">Ctrl+5 </text:p>
          </table:table-cell>
          <table:table-cell office:value-type="string">
            <text:p text:style-name="P2">Quintuplet <text:s text:c="19"/></text:p>
          </table:table-cell>
        </table:table-row>
        <table:table-row table:style-name="TableLine94850665190720">
          <table:table-cell office:value-type="string">
            <text:p text:style-name="P1">Ctrl+6 </text:p>
          </table:table-cell>
          <table:table-cell office:value-type="string">
            <text:p text:style-name="P2">Sextuplet <text:s text:c="20"/></text:p>
          </table:table-cell>
        </table:table-row>
        <table:table-row table:style-name="TableLine94850665190720">
          <table:table-cell office:value-type="string">
            <text:p text:style-name="P1">Ctrl+7 </text:p>
          </table:table-cell>
          <table:table-cell office:value-type="string">
            <text:p text:style-name="P2">Septuplet <text:s text:c="20"/></text:p>
          </table:table-cell>
        </table:table-row>
        <table:table-row table:style-name="TableLine94850665190720">
          <table:table-cell office:value-type="string">
            <text:p text:style-name="P1">Ctrl+8 </text:p>
          </table:table-cell>
          <table:table-cell office:value-type="string">
            <text:p text:style-name="P2">Octuplet <text:s text:c="21"/></text:p>
          </table:table-cell>
        </table:table-row>
        <table:table-row table:style-name="TableLine94850665190720">
          <table:table-cell office:value-type="string">
            <text:p text:style-name="P1">Ctrl+9 </text:p>
          </table:table-cell>
          <table:table-cell office:value-type="string">
            <text:p text:style-name="P2">Nonuplet <text:s text:c="21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 Keys FK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Ctrl+F11 </text:p>
          </table:table-cell>
          <table:table-cell office:value-type="string">
            <text:p text:style-name="P2">Create new revision <text:s text:c="10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 Keys Arrow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3"/>Ctrl+Down </text:p>
          </table:table-cell>
          <table:table-cell office:value-type="string">
            <text:p text:style-name="P2">Pitch down octave <text:s text:c="12"/></text:p>
          </table:table-cell>
        </table:table-row>
        <table:table-row table:style-name="TableLine94850665190720">
          <table:table-cell office:value-type="string">
            <text:p text:style-name="P1"><text:s text:c="4"/>Ctrl+End </text:p>
          </table:table-cell>
          <table:table-cell office:value-type="string">
            <text:p text:style-name="P2">Go to the last element <text:s text:c="7"/></text:p>
          </table:table-cell>
        </table:table-row>
        <table:table-row table:style-name="TableLine94850665190720">
          <table:table-cell office:value-type="string">
            <text:p text:style-name="P1"><text:s text:c="3"/>Ctrl+Home </text:p>
          </table:table-cell>
          <table:table-cell office:value-type="string">
            <text:p text:style-name="P2">Go to the ﬁrst element <text:s text:c="7"/></text:p>
          </table:table-cell>
        </table:table-row>
        <table:table-row table:style-name="TableLine94850665190720">
          <table:table-cell office:value-type="string">
            <text:p text:style-name="P1"><text:s text:c="3"/>Ctrl+Left </text:p>
          </table:table-cell>
          <table:table-cell office:value-type="string">
            <text:p text:style-name="P2">Play previous measure <text:s text:c="8"/></text:p>
          </table:table-cell>
        </table:table-row>
        <table:table-row table:style-name="TableLine94850665190720">
          <table:table-cell office:value-type="string">
            <text:p text:style-name="P1"><text:s text:c="2"/>Ctrl+Right </text:p>
          </table:table-cell>
          <table:table-cell office:value-type="string">
            <text:p text:style-name="P2">Play next measure <text:s text:c="12"/></text:p>
          </table:table-cell>
        </table:table-row>
        <table:table-row table:style-name="TableLine94850665190720">
          <table:table-cell office:value-type="string">
            <text:p text:style-name="P1"><text:s text:c="5"/>Ctrl+Up </text:p>
          </table:table-cell>
          <table:table-cell office:value-type="string">
            <text:p text:style-name="P2">Pitch up octave <text:s text:c="14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 Keys Oth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6"/>Ctrl++ </text:p>
          </table:table-cell>
          <table:table-cell office:value-type="string">
            <text:p text:style-name="P2">Zoom in <text:s text:c="22"/></text:p>
          </table:table-cell>
        </table:table-row>
        <table:table-row table:style-name="TableLine94850665190720">
          <table:table-cell office:value-type="string">
            <text:p text:style-name="P1"><text:s text:c="6"/>Ctrl+- </text:p>
          </table:table-cell>
          <table:table-cell office:value-type="string">
            <text:p text:style-name="P2">Zoom out <text:s text:c="21"/></text:p>
          </table:table-cell>
        </table:table-row>
        <table:table-row table:style-name="TableLine94850665190720">
          <table:table-cell office:value-type="string">
            <text:p text:style-name="P1"><text:s text:c="4"/>Ctrl+Del </text:p>
          </table:table-cell>
          <table:table-cell office:value-type="string">
            <text:p text:style-name="P2">Delete selected measures <text:s text:c="5"/></text:p>
          </table:table-cell>
        </table:table-row>
        <table:table-row table:style-name="TableLine94850665190720">
          <table:table-cell office:value-type="string">
            <text:p text:style-name="P1"><text:s text:c="4"/>Ctrl+Ins </text:p>
          </table:table-cell>
          <table:table-cell office:value-type="string">
            <text:p text:style-name="P2">Insert measures <text:s text:c="14"/></text:p>
          </table:table-cell>
        </table:table-row>
        <table:table-row table:style-name="TableLine94850665190720">
          <table:table-cell office:value-type="string">
            <text:p text:style-name="P1"><text:s/>Ctrl+Return </text:p>
          </table:table-cell>
          <table:table-cell office:value-type="string">
            <text:p text:style-name="P2">Toggle page break <text:s text:c="1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Shift Keys Lett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2"/>Ctrl+Shift+A </text:p>
          </table:table-cell>
          <table:table-cell office:value-type="string">
            <text:p text:style-name="P2">Insert note A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B </text:p>
          </table:table-cell>
          <table:table-cell office:value-type="string">
            <text:p text:style-name="P2">Insert note B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C </text:p>
          </table:table-cell>
          <table:table-cell office:value-type="string">
            <text:p text:style-name="P2">Insert note C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D </text:p>
          </table:table-cell>
          <table:table-cell office:value-type="string">
            <text:p text:style-name="P2">Insert note D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E </text:p>
          </table:table-cell>
          <table:table-cell office:value-type="string">
            <text:p text:style-name="P2">Insert note E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F </text:p>
          </table:table-cell>
          <table:table-cell office:value-type="string">
            <text:p text:style-name="P2">Insert note F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G </text:p>
          </table:table-cell>
          <table:table-cell office:value-type="string">
            <text:p text:style-name="P2">Insert note G <text:s text:c="16"/></text:p>
          </table:table-cell>
        </table:table-row>
        <table:table-row table:style-name="TableLine94850665190720">
          <table:table-cell office:value-type="string">
            <text:p text:style-name="P1"><text:s text:c="2"/>Ctrl+Shift+I </text:p>
          </table:table-cell>
          <table:table-cell office:value-type="string">
            <text:p text:style-name="P2">Replace pitches without changing rhythms</text:p>
          </table:table-cell>
        </table:table-row>
        <table:table-row table:style-name="TableLine94850665190720">
          <table:table-cell office:value-type="string">
            <text:p text:style-name="P1"><text:s text:c="2"/>Ctrl+Shift+L </text:p>
          </table:table-cell>
          <table:table-cell office:value-type="string">
            <text:p text:style-name="P2">Lock score <text:s text:c="19"/></text:p>
          </table:table-cell>
        </table:table-row>
        <table:table-row table:style-name="TableLine94850665190720">
          <table:table-cell office:value-type="string">
            <text:p text:style-name="P1"><text:s text:c="2"/>Ctrl+Shift+P </text:p>
          </table:table-cell>
          <table:table-cell office:value-type="string">
            <text:p text:style-name="P2">Plugin creator <text:s text:c="15"/></text:p>
          </table:table-cell>
        </table:table-row>
        <table:table-row table:style-name="TableLine94850665190720">
          <table:table-cell office:value-type="string">
            <text:p text:style-name="P1"><text:s text:c="2"/>Ctrl+Shift+T </text:p>
          </table:table-cell>
          <table:table-cell office:value-type="string">
            <text:p text:style-name="P2">Add system text <text:s text:c="14"/></text:p>
          </table:table-cell>
        </table:table-row>
        <text:soft-page-break/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Shift Keys Arrow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Ctrl+Shift+Down </text:p>
          </table:table-cell>
          <table:table-cell office:value-type="string">
            <text:p text:style-name="P2">Move down <text:s text:c="20"/></text:p>
          </table:table-cell>
        </table:table-row>
        <table:table-row table:style-name="TableLine94850665190720">
          <table:table-cell office:value-type="string">
            <text:p text:style-name="P1"><text:s text:c="2"/>Ctrl+Shift+End </text:p>
          </table:table-cell>
          <table:table-cell office:value-type="string">
            <text:p text:style-name="P2">Select to end of score <text:s text:c="7"/></text:p>
          </table:table-cell>
        </table:table-row>
        <table:table-row table:style-name="TableLine94850665190720">
          <table:table-cell office:value-type="string">
            <text:p text:style-name="P1"><text:s/>Ctrl+Shift+Home </text:p>
          </table:table-cell>
          <table:table-cell office:value-type="string">
            <text:p text:style-name="P2">Select to beginning of score <text:s/></text:p>
          </table:table-cell>
        </table:table-row>
        <table:table-row table:style-name="TableLine94850665190720">
          <table:table-cell office:value-type="string">
            <text:p text:style-name="P1"><text:s/>Ctrl+Shift+Left </text:p>
          </table:table-cell>
          <table:table-cell office:value-type="string">
            <text:p text:style-name="P2">Select to beginning of measure</text:p>
          </table:table-cell>
        </table:table-row>
        <table:table-row table:style-name="TableLine94850665190720">
          <table:table-cell office:value-type="string">
            <text:p text:style-name="P1">Ctrl+Shift+Right </text:p>
          </table:table-cell>
          <table:table-cell office:value-type="string">
            <text:p text:style-name="P2">Select to end of measure <text:s text:c="5"/></text:p>
          </table:table-cell>
        </table:table-row>
        <table:table-row table:style-name="TableLine94850665190720">
          <table:table-cell office:value-type="string">
            <text:p text:style-name="P1"><text:s text:c="3"/>Ctrl+Shift+Up </text:p>
          </table:table-cell>
          <table:table-cell office:value-type="string">
            <text:p text:style-name="P2">Move up <text:s text:c="2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Shift Keys Oth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Ctrl+Shift+Del </text:p>
          </table:table-cell>
          <table:table-cell office:value-type="string">
            <text:p text:style-name="P2">Full measure rest <text:s text:c="1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Alt Keys Lett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Ctrl+Alt+N </text:p>
          </table:table-cell>
          <table:table-cell office:value-type="string">
            <text:p text:style-name="P2">Toggle tenuto <text:s text:c="16"/></text:p>
          </table:table-cell>
        </table:table-row>
        <table:table-row table:style-name="TableLine94850665190720">
          <table:table-cell office:value-type="string">
            <text:p text:style-name="P1">Ctrl+Alt+O </text:p>
          </table:table-cell>
          <table:table-cell office:value-type="string">
            <text:p text:style-name="P2">Toggle marcato <text:s text:c="15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Alt Keys Numb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Ctrl+Alt+1 </text:p>
          </table:table-cell>
          <table:table-cell office:value-type="string">
            <text:p text:style-name="P2">Voice 1 <text:s text:c="22"/></text:p>
          </table:table-cell>
        </table:table-row>
        <table:table-row table:style-name="TableLine94850665190720">
          <table:table-cell office:value-type="string">
            <text:p text:style-name="P1">Ctrl+Alt+2 </text:p>
          </table:table-cell>
          <table:table-cell office:value-type="string">
            <text:p text:style-name="P2">Voice 2 <text:s text:c="22"/></text:p>
          </table:table-cell>
        </table:table-row>
        <table:table-row table:style-name="TableLine94850665190720">
          <table:table-cell office:value-type="string">
            <text:p text:style-name="P1">Ctrl+Alt+3 </text:p>
          </table:table-cell>
          <table:table-cell office:value-type="string">
            <text:p text:style-name="P2">Voice 3 <text:s text:c="22"/></text:p>
          </table:table-cell>
        </table:table-row>
        <table:table-row table:style-name="TableLine94850665190720">
          <table:table-cell office:value-type="string">
            <text:p text:style-name="P1">Ctrl+Alt+4 </text:p>
          </table:table-cell>
          <table:table-cell office:value-type="string">
            <text:p text:style-name="P2">Voice 4 <text:s text:c="2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Alt Keys Arrow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5"/>Ctrl+Alt+Down </text:p>
          </table:table-cell>
          <table:table-cell office:value-type="string">
            <text:p text:style-name="P2">Go to bottom note in chord <text:s text:c="3"/></text:p>
          </table:table-cell>
        </table:table-row>
        <table:table-row table:style-name="TableLine94850665190720">
          <table:table-cell office:value-type="string">
            <text:p text:style-name="P1"><text:s text:c="7"/>Ctrl+Alt+Up </text:p>
          </table:table-cell>
          <table:table-cell office:value-type="string">
            <text:p text:style-name="P2">Go to top note in chord <text:s text:c="6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Ctrl+Alt+Shift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Ctrl+Alt+Shift+Left </text:p>
          </table:table-cell>
          <table:table-cell office:value-type="string">
            <text:p text:style-name="P2">Accessibility: Previous element</text:p>
          </table:table-cell>
        </table:table-row>
        <table:table-row table:style-name="TableLine94850665190720">
          <table:table-cell office:value-type="string">
            <text:p text:style-name="P1">Ctrl+Alt+Shift+Right </text:p>
          </table:table-cell>
          <table:table-cell office:value-type="string">
            <text:p text:style-name="P2">Accessibility: Next element <text:s text:c="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Alt Keys Lett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Alt+T </text:p>
          </table:table-cell>
          <table:table-cell office:value-type="string">
            <text:p text:style-name="P2">Add tempo marking <text:s text:c="1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Alt Keys Number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Alt+1 </text:p>
          </table:table-cell>
          <table:table-cell office:value-type="string">
            <text:p text:style-name="P2">Enter unison above <text:s text:c="11"/></text:p>
          </table:table-cell>
        </table:table-row>
        <table:table-row table:style-name="TableLine94850665190720">
          <table:table-cell office:value-type="string">
            <text:p text:style-name="P1"><text:s/>Alt+2 </text:p>
          </table:table-cell>
          <table:table-cell office:value-type="string">
            <text:p text:style-name="P2">Enter second below <text:s text:c="11"/></text:p>
          </table:table-cell>
        </table:table-row>
        <table:table-row table:style-name="TableLine94850665190720">
          <table:table-cell office:value-type="string">
            <text:p text:style-name="P1"><text:s/>Alt+3 </text:p>
          </table:table-cell>
          <table:table-cell office:value-type="string">
            <text:p text:style-name="P2">Enter third below <text:s text:c="12"/></text:p>
          </table:table-cell>
        </table:table-row>
        <table:table-row table:style-name="TableLine94850665190720">
          <table:table-cell office:value-type="string">
            <text:p text:style-name="P1"><text:s/>Alt+4 </text:p>
          </table:table-cell>
          <table:table-cell office:value-type="string">
            <text:p text:style-name="P2">Enter fourth below <text:s text:c="11"/></text:p>
          </table:table-cell>
        </table:table-row>
        <table:table-row table:style-name="TableLine94850665190720">
          <table:table-cell office:value-type="string">
            <text:p text:style-name="P1"><text:s/>Alt+5 </text:p>
          </table:table-cell>
          <table:table-cell office:value-type="string">
            <text:p text:style-name="P2">Enter ﬁfth below <text:s text:c="13"/></text:p>
          </table:table-cell>
        </table:table-row>
        <table:table-row table:style-name="TableLine94850665190720">
          <table:table-cell office:value-type="string">
            <text:p text:style-name="P1"><text:s/>Alt+6 </text:p>
          </table:table-cell>
          <table:table-cell office:value-type="string">
            <text:p text:style-name="P2">Enter sixth below <text:s text:c="12"/></text:p>
          </table:table-cell>
        </table:table-row>
        <table:table-row table:style-name="TableLine94850665190720">
          <table:table-cell office:value-type="string">
            <text:p text:style-name="P1"><text:s/>Alt+7 </text:p>
          </table:table-cell>
          <table:table-cell office:value-type="string">
            <text:p text:style-name="P2">Enter seventh below <text:s text:c="10"/></text:p>
          </table:table-cell>
        </table:table-row>
        <table:table-row table:style-name="TableLine94850665190720">
          <table:table-cell office:value-type="string">
            <text:p text:style-name="P1"><text:s/>Alt+8 </text:p>
          </table:table-cell>
          <table:table-cell office:value-type="string">
            <text:p text:style-name="P2">Enter octave above <text:s text:c="11"/></text:p>
          </table:table-cell>
        </table:table-row>
        <table:table-row table:style-name="TableLine94850665190720">
          <table:table-cell office:value-type="string">
            <text:p text:style-name="P1"><text:s/>Alt+9 </text:p>
          </table:table-cell>
          <table:table-cell office:value-type="string">
            <text:p text:style-name="P2">Enter ninth below <text:s text:c="12"/>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Alt Keys Arrow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Alt+Down </text:p>
          </table:table-cell>
          <table:table-cell office:value-type="string">
            <text:p text:style-name="P2">Go to lower pitched note in chord</text:p>
          </table:table-cell>
        </table:table-row>
        <table:table-row table:style-name="TableLine94850665190720">
          <table:table-cell office:value-type="string">
            <text:p text:style-name="P1"><text:s text:c="2"/>Alt+Up </text:p>
          </table:table-cell>
          <table:table-cell office:value-type="string">
            <text:p text:style-name="P2">Go to higher pitched note in chord</text:p>
          </table:table-cell>
        </table:table-row>
        <table:table-row table:style-name="TableLine94850665190720">
          <table:table-cell office:value-type="string">
            <text:p text:style-name="P1"/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3">Alt+Shift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 text:c="3"/>Alt+Shift+B </text:p>
          </table:table-cell>
          <table:table-cell office:value-type="string">
            <text:p text:style-name="P2">Append measures <text:s text:c="14"/></text:p>
          </table:table-cell>
        </table:table-row>
        <table:table-row table:style-name="TableLine94850665190720">
          <table:table-cell office:value-type="string">
            <text:p text:style-name="P1">Alt+Shift+Down </text:p>
          </table:table-cell>
          <table:table-cell office:value-type="string">
            <text:p text:style-name="P2">Diatonic pitch down <text:s text:c="10"/></text:p>
          </table:table-cell>
        </table:table-row>
        <table:table-row table:style-name="TableLine94850665190720">
          <table:table-cell office:value-type="string">
            <text:p text:style-name="P1"><text:s text:c="2"/>Alt+Shift+Up </text:p>
          </table:table-cell>
          <table:table-cell office:value-type="string">
            <text:p text:style-name="P2">Diatonic pitch up <text:s text:c="12"/></text:p>
          </table:table-cell>
        </table:table-row>
        <table:table-row table:style-name="TableLine94850665190720">
          <table:table-cell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4"/>
          </table:table-cell>
        </table:table-row>
        <text:soft-page-break/>
        <table:table-row table:style-name="TableLine94850665190720">
          <table:table-cell office:value-type="string">
            <text:p text:style-name="P3">Other Keys</text:p>
          </table:table-cell>
          <table:table-cell office:value-type="string">
            <text:p text:style-name="P4"/>
          </table:table-cell>
        </table:table-row>
        <table:table-row table:style-name="TableLine94850665190720">
          <table:table-cell office:value-type="string">
            <text:p text:style-name="P1"><text:s/>0; A </text:p>
          </table:table-cell>
          <table:table-cell office:value-type="string">
            <text:p text:style-name="P2">Add fret 0 on current string (TAB only)</text:p>
          </table:table-cell>
        </table:table-row>
        <table:table-row table:style-name="TableLine94850665190720">
          <table:table-cell office:value-type="string">
            <text:p text:style-name="P1"><text:s/>1; B </text:p>
          </table:table-cell>
          <table:table-cell office:value-type="string">
            <text:p text:style-name="P2">Add fret 1 on current string (TAB only)</text:p>
          </table:table-cell>
        </table:table-row>
        <table:table-row table:style-name="TableLine94850665190720">
          <table:table-cell office:value-type="string">
            <text:p text:style-name="P1"><text:s/>2; C </text:p>
          </table:table-cell>
          <table:table-cell office:value-type="string">
            <text:p text:style-name="P2">Add fret 2 on current string (TAB only)</text:p>
          </table:table-cell>
        </table:table-row>
        <table:table-row table:style-name="TableLine94850665190720">
          <table:table-cell office:value-type="string">
            <text:p text:style-name="P1"><text:s/>3; D </text:p>
          </table:table-cell>
          <table:table-cell office:value-type="string">
            <text:p text:style-name="P2">Add fret 3 on current string (TAB only)</text:p>
          </table:table-cell>
        </table:table-row>
        <table:table-row table:style-name="TableLine94850665190720">
          <table:table-cell office:value-type="string">
            <text:p text:style-name="P1"><text:s/>4; E </text:p>
          </table:table-cell>
          <table:table-cell office:value-type="string">
            <text:p text:style-name="P2">Add fret 4 on current string (TAB only)</text:p>
          </table:table-cell>
        </table:table-row>
        <table:table-row table:style-name="TableLine94850665190720">
          <table:table-cell office:value-type="string">
            <text:p text:style-name="P1"><text:s/>5; F </text:p>
          </table:table-cell>
          <table:table-cell office:value-type="string">
            <text:p text:style-name="P2">Add fret 5 on current string (TAB only)</text:p>
          </table:table-cell>
        </table:table-row>
        <table:table-row table:style-name="TableLine94850665190720">
          <table:table-cell office:value-type="string">
            <text:p text:style-name="P1"><text:s/>6; G </text:p>
          </table:table-cell>
          <table:table-cell office:value-type="string">
            <text:p text:style-name="P2">Add fret 6 on current string (TAB only)</text:p>
          </table:table-cell>
        </table:table-row>
        <table:table-row table:style-name="TableLine94850665190720">
          <table:table-cell office:value-type="string">
            <text:p text:style-name="P1"><text:s/>7; H </text:p>
          </table:table-cell>
          <table:table-cell office:value-type="string">
            <text:p text:style-name="P2">Add fret 7 on current string (TAB only)</text:p>
          </table:table-cell>
        </table:table-row>
        <table:table-row table:style-name="TableLine94850665190720">
          <table:table-cell office:value-type="string">
            <text:p text:style-name="P1"><text:s/>8; J </text:p>
          </table:table-cell>
          <table:table-cell office:value-type="string">
            <text:p text:style-name="P2">Add fret 8 on current string (TAB only)</text:p>
          </table:table-cell>
        </table:table-row>
        <table:table-row table:style-name="TableLine94850665190720">
          <table:table-cell office:value-type="string">
            <text:p text:style-name="P1"><text:s/>9; K </text:p>
          </table:table-cell>
          <table:table-cell office:value-type="string">
            <text:p text:style-name="P2">Add fret 9 on current string (TAB only)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598in" fo:margin-bottom="0.0598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2T16:35:35.468706028</dc:date>
    <meta:editing-duration>PT8M7S</meta:editing-duration>
    <meta:editing-cycles>2</meta:editing-cycles>
    <meta:generator>LibreOffice/7.2.5.2$Linux_X86_64 LibreOffice_project/20$Build-2</meta:generator>
    <meta:document-statistic meta:table-count="1" meta:image-count="0" meta:object-count="0" meta:page-count="5" meta:paragraph-count="413" meta:word-count="920" meta:character-count="8588" meta:non-whitespace-character-count="4841"/>
  </office:meta>
</office:document-meta>
</file>